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ejaVu Sans" svg:font-family="'DejaVu Sans'" style:font-family-generic="system" style:font-pitch="variable"/>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a1" style:family="table">
      <style:table-properties style:width="17.009cm" fo:margin-left="0cm" table:align="left"/>
    </style:style>
    <style:style style:name="Tabla1.A" style:family="table-column">
      <style:table-column-properties style:column-width="2.725cm"/>
    </style:style>
    <style:style style:name="Tabla1.B" style:family="table-column">
      <style:table-column-properties style:column-width="4.584cm"/>
    </style:style>
    <style:style style:name="Tabla1.C" style:family="table-column">
      <style:table-column-properties style:column-width="3.233cm"/>
    </style:style>
    <style:style style:name="Tabla1.D" style:family="table-column">
      <style:table-column-properties style:column-width="3.235cm"/>
    </style:style>
    <style:style style:name="Tabla1.E" style:family="table-column">
      <style:table-column-properties style:column-width="3.231cm"/>
    </style:style>
    <style:style style:name="Tabla1.1" style:family="table-row">
      <style:table-row-properties style:min-row-height="0.095cm" fo:keep-together="always"/>
    </style:style>
    <style:style style:name="Tabla1.A1" style:family="table-cell">
      <style:table-cell-properties fo:padding="0cm" fo:border="none"/>
    </style:style>
    <style:style style:name="Tabla1.2" style:family="table-row">
      <style:table-row-properties fo:keep-together="always"/>
    </style:style>
    <style:style style:name="Tabla1.3" style:family="table-row">
      <style:table-row-properties fo:keep-together="always"/>
    </style:style>
    <style:style style:name="Tabla1.4" style:family="table-row">
      <style:table-row-properties fo:keep-together="always"/>
    </style:style>
    <style:style style:name="Tabla1.5" style:family="table-row">
      <style:table-row-properties fo:keep-together="always"/>
    </style:style>
    <style:style style:name="Tabla1.6" style:family="table-row">
      <style:table-row-properties fo:keep-together="always"/>
    </style:style>
    <style:style style:name="Tabla1.7" style:family="table-row">
      <style:table-row-properties fo:keep-together="always"/>
    </style:style>
    <style:style style:name="Tabla1.8" style:family="table-row">
      <style:table-row-properties fo:keep-together="always"/>
    </style:style>
    <style:style style:name="Tabla1.9" style:family="table-row">
      <style:table-row-properties fo:keep-together="always"/>
    </style:style>
    <style:style style:name="Tabla1.10" style:family="table-row">
      <style:table-row-properties fo:keep-together="always"/>
    </style:style>
    <style:style style:name="Tabla1.11" style:family="table-row">
      <style:table-row-properties fo:keep-together="always"/>
    </style:style>
    <style:style style:name="Tabla1.12" style:family="table-row">
      <style:table-row-properties fo:keep-together="always"/>
    </style:style>
    <style:style style:name="Tabla1.13" style:family="table-row">
      <style:table-row-properties fo:keep-together="alway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5pt solid #000000"/>
    </style:style>
    <style:style style:name="Tabla3" style:family="table">
      <style:table-properties style:width="17cm" table:align="margins" fo:background-color="transparent">
        <style:background-image/>
      </style:table-properties>
    </style:style>
    <style:style style:name="Tabla3.A" style:family="table-column">
      <style:table-column-properties style:column-width="17cm" style:rel-column-width="65535*"/>
    </style:style>
    <style:style style:name="Tabla3.1" style:family="table-row">
      <style:table-row-properties fo:background-color="transparent">
        <style:background-image/>
      </style:table-row-properties>
    </style:style>
    <style:style style:name="Tabla3.A1" style:family="table-cell">
      <style:table-cell-properties fo:background-color="#ffffd7" fo:padding="0.097cm" fo:border="0.5pt solid #000000">
        <style:background-image/>
      </style:table-cell-properties>
    </style:style>
    <style:style style:name="P1" style:family="paragraph" style:parent-style-name="Text_20_body" style:list-style-name="L1">
      <style:text-properties officeooo:paragraph-rsid="001da443"/>
    </style:style>
    <style:style style:name="P2" style:family="paragraph" style:parent-style-name="Text_20_body" style:list-style-name="L1">
      <style:text-properties officeooo:paragraph-rsid="001b18c1"/>
    </style:style>
    <style:style style:name="P3" style:family="paragraph" style:parent-style-name="Text_20_body" style:list-style-name="L2"/>
    <style:style style:name="P4" style:family="paragraph" style:parent-style-name="Text_20_body" style:list-style-name="L2">
      <style:paragraph-properties fo:break-before="page"/>
    </style:style>
    <style:style style:name="P5" style:family="paragraph" style:parent-style-name="Text_20_body">
      <style:text-properties officeooo:paragraph-rsid="001da9bb"/>
    </style:style>
    <style:style style:name="P6" style:family="paragraph" style:parent-style-name="Standard" style:list-style-name="L3"/>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text-properties fo:font-weight="bold" style:font-weight-asian="bold" style:font-weight-complex="bold"/>
    </style:style>
    <style:style style:name="P9" style:family="paragraph" style:parent-style-name="Text_20_body">
      <style:paragraph-properties fo:text-align="center" style:justify-single-word="false"/>
      <style:text-properties fo:font-weight="bold" officeooo:rsid="0018e4f6" officeooo:paragraph-rsid="0018e4f6" style:font-weight-asian="bold" style:font-weight-complex="bold"/>
    </style:style>
    <style:style style:name="P10" style:family="paragraph" style:parent-style-name="Standard">
      <style:paragraph-properties fo:text-align="center" style:justify-single-word="false"/>
      <style:text-properties fo:font-weight="bold" officeooo:rsid="0018e4f6" officeooo:paragraph-rsid="0018e4f6" style:font-weight-asian="bold" style:font-weight-complex="bold"/>
    </style:style>
    <style:style style:name="P11" style:family="paragraph" style:parent-style-name="Standard">
      <style:paragraph-properties fo:text-align="center" style:justify-single-word="false"/>
    </style:style>
    <style:style style:name="P12" style:family="paragraph" style:parent-style-name="Standard">
      <style:text-properties officeooo:paragraph-rsid="001f930e"/>
    </style:style>
    <style:style style:name="P13" style:family="paragraph" style:parent-style-name="Standard">
      <style:text-properties officeooo:paragraph-rsid="0018e4f6"/>
    </style:style>
    <style:style style:name="P14" style:family="paragraph" style:parent-style-name="Table_20_Contents">
      <style:text-properties officeooo:paragraph-rsid="001b18c1"/>
    </style:style>
    <style:style style:name="P15" style:family="paragraph" style:parent-style-name="Text_20_body">
      <style:text-properties officeooo:paragraph-rsid="001b18c1"/>
    </style:style>
    <style:style style:name="P16" style:family="paragraph" style:parent-style-name="Table_20_Contents">
      <style:text-properties fo:font-weight="bold" officeooo:paragraph-rsid="001b18c1" style:font-weight-asian="bold" style:font-weight-complex="bold"/>
    </style:style>
    <style:style style:name="P17" style:family="paragraph" style:parent-style-name="Text_20_body">
      <style:text-properties fo:font-weight="bold" officeooo:paragraph-rsid="001b18c1" style:font-weight-asian="bold" style:font-weight-complex="bold"/>
    </style:style>
    <style:style style:name="P18" style:family="paragraph" style:parent-style-name="Table_20_Contents">
      <style:text-properties fo:color="#00a933" loext:opacity="100%" fo:font-weight="bold" style:font-weight-asian="bold" style:font-weight-complex="bold"/>
    </style:style>
    <style:style style:name="P19" style:family="paragraph" style:parent-style-name="Heading_20_2">
      <style:text-properties officeooo:paragraph-rsid="0018e4f6"/>
    </style:style>
    <style:style style:name="P20" style:family="paragraph" style:parent-style-name="Table_20_Contents">
      <style:text-properties style:font-name="FreeMono"/>
    </style:style>
    <style:style style:name="T1" style:family="text">
      <style:text-properties style:text-underline-style="solid" style:text-underline-width="auto" style:text-underline-color="font-color"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style="italic" style:text-underline-style="solid" style:text-underline-width="auto" style:text-underline-color="font-color" fo:font-weight="normal" officeooo:rsid="001da443" style:font-style-asian="italic" style:font-weight-asian="normal" style:font-style-complex="italic" style:font-weight-complex="normal"/>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fo:font-weight="normal" officeooo:rsid="001da9bb" style:font-style-asian="italic" style:font-weight-asian="normal" style:font-style-complex="italic" style:font-weight-complex="normal"/>
    </style:style>
    <style:style style:name="T7" style:family="text">
      <style:text-properties fo:color="#00a933" loext:opacity="100%" fo:font-weight="bold" officeooo:rsid="0018e4f6"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18e4f6"/>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style:font-style-asian="italic" style:font-style-complex="itali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area A: Identificación de Tecnologías Habilitadoras Digitales (THD)</text:h>
      <text:p text:style-name="Standard">El objetivo es que el alumnado identifique y comprenda las principales Tecnologías Habilitadoras Digitales (THD) y analice cómo pueden aplicarse en una empresa real o ficticia para mejorar su competitividad y sostenibilidad.</text:p>
      <text:h text:style-name="Heading_20_2" text:outline-level="2">🧭 Instrucciones</text:h>
      <text:list xml:id="list3438127362" text:style-name="L1">
        <text:list-item>
          <text:p text:style-name="P1"><text:span text:style-name="Strong_20_Emphasis">Selecciona una empresa ficticia o real.</text:span><text:line-break/><text:span text:style-name="Strong_20_Emphasis"><text:span text:style-name="T1">Globant</text:span></text:span><text:span text:style-name="Strong_20_Emphasis"> </text:span></text:p>
          <text:p text:style-name="P1"><text:line-break/><text:span text:style-name="T2">💡 </text:span><text:span text:style-name="Emphasis"><text:span text:style-name="T2">Imagina que tu empresa desarrolla aplicaciones web para clientes locales. ¿Cómo podrían las Tecnologías Habilitadoras Digitales mejorar su servicio o seguridad?</text:span></text:span></text:p>
          <text:p text:style-name="P1"><text:span text:style-name="Emphasis"><text:span text:style-name="T3">Las Tecnologías Habilitadoras Digitales pueden mejorar el servicio y la seguridad de una empresa que desarrolla aplicaciones web al automatizar la atención al cliente con inteligencia artificial, almacenar datos de forma segura en la nube, analizar información con Big Data para optimizar servicios y reforzar la ciberseguridad mediante cifrado y autenticación. En conjunto, aumentan la eficiencia, la confianza y la protección de los usuarios. </text:span></text:span></text:p>
        </text:list-item>
        <text:list-item>
          <text:p text:style-name="P2"><text:span text:style-name="Strong_20_Emphasis">Define brevemente la actividad principal</text:span> de la empresa ficticia (sector, tamaño, público objetivo).</text:p>
          <text:p text:style-name="P2"><text:span text:style-name="T4">P</text:span><text:span text:style-name="T5">ertenece al </text:span><text:span text:style-name="Strong_20_Emphasis"><text:span text:style-name="T5">sector tecnológico</text:span></text:span><text:span text:style-name="T5">, especializada en </text:span><text:span text:style-name="Strong_20_Emphasis"><text:span text:style-name="T5">desarrollo de software, aplicaciones web, inteligencia artificial y transformación digital</text:span></text:span><text:span text:style-name="T5">. Es una </text:span><text:span text:style-name="Strong_20_Emphasis"><text:span text:style-name="T5">multinacional</text:span></text:span><text:span text:style-name="T5"> con más de </text:span><text:span text:style-name="Strong_20_Emphasis"><text:span text:style-name="T5">25.000 empleados</text:span></text:span><text:span text:style-name="T5"> en más de 25 países. Su </text:span><text:span text:style-name="Strong_20_Emphasis"><text:span text:style-name="T5">público objetivo</text:span></text:span><text:span text:style-name="T5"> son </text:span><text:span text:style-name="Strong_20_Emphasis"><text:span text:style-name="T5">empresas de todos los tamaños</text:span></text:span><text:span text:style-name="T5">, desde pymes hasta grandes corporaciones, que buscan soluciones tecnológicas innovadoras para optimizar sus negocios y procesos digitales.</text:span></text:p>
        </text:list-item>
        <text:list-item>
          <text:p text:style-name="P2"><text:span text:style-name="Strong_20_Emphasis">Investiga las principales Tecnologías Habilitadoras Digitales (THD).</text:span></text:p>
          <text:p text:style-name="P2"><text:span text:style-name="Strong_20_Emphasis">- Inteligencia Artificial (IA)</text:span></text:p>
          <text:list text:style-name="L2">
            <text:list-item>
              <text:p text:style-name="P3">Automatiza procesos, mejora la experiencia de usuario y permite análisis predictivos.</text:p>
            </text:list-item>
            <text:list-item>
              <text:p text:style-name="P3">Ejemplo: Chatbots o recomendaciones personalizadas para clientes.</text:p>
            </text:list-item>
          </text:list>
          <text:p text:style-name="P3"><text:span text:style-name="Strong_20_Emphasis">- Big Data y Analítica de Datos</text:span></text:p>
          <text:list text:style-name="L2" text:continue-numbering="true">
            <text:list-item>
              <text:p text:style-name="P3">Procesa grandes volúmenes de información para optimizar decisiones estratégicas.</text:p>
            </text:list-item>
            <text:list-item>
              <text:p text:style-name="P3">Ejemplo: Plataformas que analizan patrones de consumo de usuarios.</text:p>
            </text:list-item>
          </text:list>
          <text:p text:style-name="P3"><text:span text:style-name="Strong_20_Emphasis">- Computación en la Nube (Cloud Computing)</text:span></text:p>
          <text:list text:style-name="L2" text:continue-numbering="true">
            <text:list-item>
              <text:p text:style-name="P3">Permite alojar, escalar y proteger aplicaciones y datos de manera flexible.</text:p>
            </text:list-item>
            <text:list-item>
              <text:p text:style-name="P3"><text:soft-page-break/>Ejemplo: AWS, Google Cloud, Azure.</text:p>
            </text:list-item>
          </text:list>
          <text:p text:style-name="P3"><text:span text:style-name="Strong_20_Emphasis"/></text:p>
          <text:p text:style-name="P4"><text:span text:style-name="Strong_20_Emphasis">- Ciberseguridad</text:span></text:p>
          <text:list text:style-name="L2" text:continue-numbering="true">
            <text:list-item>
              <text:p text:style-name="P3">Protege sistemas, aplicaciones y datos frente a ataques y vulnerabilidades.</text:p>
            </text:list-item>
            <text:list-item>
              <text:p text:style-name="P3">Ejemplo: Encriptación, firewalls y autenticación multifactor.</text:p>
            </text:list-item>
          </text:list>
          <text:p text:style-name="P3"><text:span text:style-name="Strong_20_Emphasis">- Blockchain</text:span> <text:span text:style-name="Emphasis">(opcional según proyecto)</text:span></text:p>
          <text:list text:style-name="L2" text:continue-numbering="true">
            <text:list-item>
              <text:p text:style-name="P3">Asegura la integridad y trazabilidad de transacciones digitales.</text:p>
            </text:list-item>
            <text:list-item>
              <text:p text:style-name="P3">Ejemplo: Certificados digitales o soluciones financieras seguras.</text:p>
            </text:list-item>
          </text:list>
        </text:list-item>
      </text:list>
      <text:p text:style-name="P5"><text:span text:style-name="Strong_20_Emphasis"><text:span text:style-name="T6">*5 de las más importantes de la empresa Globant</text:span></text:span></text:p>
      <text:list text:continue-numbering="true" text:style-name="L1">
        <text:list-item>
          <text:p text:style-name="P2"><text:span text:style-name="Strong_20_Emphasis">Completa la tabla</text:span> desde la perspectiva de tu empresa, indicando: Una descripción técnica breve; Un ejemplo real conocido; Sus ventajas y desventajas.; Cómo podría aplicarse en tu empresa ficticia.; El impacto esperado (sostenibilidad, eficiencia o seguridad).</text:p>
        </text:list-item>
      </text:list>
      <text:list text:style-name="L3">
        <text:list-header>
          <text:p text:style-name="P6"/>
        </text:list-header>
      </text:list>
      <text:h text:style-name="Heading_20_2" text:outline-level="2">📋 Tabla a completar </text:h>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P7">Tecnología</text:p>
          </table:table-cell>
          <table:table-cell table:style-name="Tabla1.A1" office:value-type="string">
            <text:p text:style-name="P8">Descripción técnica breve (máx. 2 líneas)</text:p>
          </table:table-cell>
          <table:table-cell table:style-name="Tabla1.A1" office:value-type="string">
            <text:p text:style-name="P9">Aplicación real conocida</text:p>
          </table:table-cell>
          <table:table-cell table:style-name="Tabla1.A1" office:value-type="string">
            <text:p text:style-name="P10">Ventajas</text:p>
          </table:table-cell>
          <table:table-cell table:style-name="Tabla1.A1" office:value-type="string">
            <text:p text:style-name="P10">Desventajas</text:p>
          </table:table-cell>
        </table:table-row>
        <table:table-row table:style-name="Tabla1.2">
          <table:table-cell table:style-name="Tabla1.A1" office:value-type="string">
            <text:p text:style-name="P11">Inteligencia Artificial (IA)</text:p>
          </table:table-cell>
          <table:table-cell table:style-name="Tabla1.A1" office:value-type="string">
            <text:p text:style-name="Standard">Sistemas que aprenden de datos para automatizar procesos y tomar decisiones.</text:p>
          </table:table-cell>
          <table:table-cell table:style-name="Tabla1.A1" office:value-type="string">
            <text:p text:style-name="Standard">ChatGPT, asistentes virtuales, sistemas de recomendación.</text:p>
          </table:table-cell>
          <table:table-cell table:style-name="Tabla1.A1" office:value-type="string">
            <text:p text:style-name="P12">Mejora la eficiencia, personalización y soporte al cliente.</text:p>
          </table:table-cell>
          <table:table-cell table:style-name="Tabla1.A1" office:value-type="string">
            <text:p text:style-name="P12">Requiere datos y capacitación; puede tener sesgos. </text:p>
          </table:table-cell>
        </table:table-row>
        <table:table-row table:style-name="Tabla1.3">
          <table:table-cell table:style-name="Tabla1.A1" office:value-type="string">
            <text:p text:style-name="P11">Internet de las Cosas (IoT)</text:p>
          </table:table-cell>
          <table:table-cell table:style-name="Tabla1.A1" office:value-type="string">
            <text:p text:style-name="Standard">Conexión de dispositivos físicos a internet para recopilar y analizar datos en tiempo real.</text:p>
          </table:table-cell>
          <table:table-cell table:style-name="Tabla1.A1" office:value-type="string">
            <text:p text:style-name="Standard">Sensores inteligentes, domótica, wearables.</text:p>
          </table:table-cell>
          <table:table-cell table:style-name="Tabla1.A1" office:value-type="string">
            <text:p text:style-name="P12">Permite monitoreo remoto y optimización de procesos.</text:p>
          </table:table-cell>
          <table:table-cell table:style-name="Tabla1.A1" office:value-type="string">
            <text:p text:style-name="P12">Riesgos de seguridad y privacidad; complejidad técnica.</text:p>
          </table:table-cell>
        </table:table-row>
        <table:table-row table:style-name="Tabla1.4">
          <table:table-cell table:style-name="Tabla1.A1" office:value-type="string">
            <text:p text:style-name="P11">Big Data / Analítica avanzada</text:p>
          </table:table-cell>
          <table:table-cell table:style-name="Tabla1.A1" office:value-type="string">
            <text:p text:style-name="Standard">Procesamiento de grandes volúmenes de datos para extraer insights y tomar decisiones.</text:p>
          </table:table-cell>
          <table:table-cell table:style-name="Tabla1.A1" office:value-type="string">
            <text:p text:style-name="Standard">Google Analytics, Apache Hadoop.</text:p>
          </table:table-cell>
          <table:table-cell table:style-name="Tabla1.A1" office:value-type="string">
            <text:p text:style-name="P12">Mejora la toma de decisiones y planificación estratégica.</text:p>
          </table:table-cell>
          <table:table-cell table:style-name="Tabla1.A1" office:value-type="string">
            <text:p text:style-name="P12">Alto costo inicial; requiere personal especializado.</text:p>
          </table:table-cell>
        </table:table-row>
        <table:table-row table:style-name="Tabla1.5">
          <table:table-cell table:style-name="Tabla1.A1" office:value-type="string">
            <text:p text:style-name="P11">Cloud Computing</text:p>
          </table:table-cell>
          <table:table-cell table:style-name="Tabla1.A1" office:value-type="string">
            <text:p text:style-name="Standard">Almacenamiento y procesamiento de datos en servidores remotos accesibles por internet.</text:p>
          </table:table-cell>
          <table:table-cell table:style-name="Tabla1.A1" office:value-type="string">
            <text:p text:style-name="Standard">AWS, Google Cloud, Microsoft Azure.</text:p>
          </table:table-cell>
          <table:table-cell table:style-name="Tabla1.A1" office:value-type="string">
            <text:p text:style-name="P12">Escalabilidad, reducción de costos físicos, acceso remoto.</text:p>
          </table:table-cell>
          <table:table-cell table:style-name="Tabla1.A1" office:value-type="string">
            <text:p text:style-name="P12">Dependencia de internet y posibles vulnerabilidades. </text:p>
          </table:table-cell>
        </table:table-row>
        <table:table-row table:style-name="Tabla1.6">
          <table:table-cell table:style-name="Tabla1.A1" office:value-type="string">
            <text:p text:style-name="P11">Blockchain</text:p>
          </table:table-cell>
          <table:table-cell table:style-name="Tabla1.A1" office:value-type="string">
            <text:p text:style-name="Standard">Registro distribuido que garantiza la integridad y trazabilidad de datos.</text:p>
          </table:table-cell>
          <table:table-cell table:style-name="Tabla1.A1" office:value-type="string">
            <text:p text:style-name="Standard">Bitcoin, Ethereum, certificados digitales.</text:p>
          </table:table-cell>
          <table:table-cell table:style-name="Tabla1.A1" office:value-type="string">
            <text:p text:style-name="P12">Alta seguridad y transparencia.</text:p>
          </table:table-cell>
          <table:table-cell table:style-name="Tabla1.A1" office:value-type="string">
            <text:p text:style-name="P12">Complejidad técnica y consumo energético. </text:p>
          </table:table-cell>
        </table:table-row>
        <table:table-row table:style-name="Tabla1.7">
          <table:table-cell table:style-name="Tabla1.A1" office:value-type="string">
            <text:p text:style-name="P11">Ciberseguridad</text:p>
          </table:table-cell>
          <table:table-cell table:style-name="Tabla1.A1" office:value-type="string">
            <text:p text:style-name="Standard">Conjunto de técnicas para proteger sistemas, redes y datos de ataques digitales.</text:p>
          </table:table-cell>
          <table:table-cell table:style-name="Tabla1.A1" office:value-type="string">
            <text:p text:style-name="Standard">Firewalls, Norton, Cloudflare.</text:p>
          </table:table-cell>
          <table:table-cell table:style-name="Tabla1.A1" office:value-type="string">
            <text:p text:style-name="P12">Protege información crítica; fortalece confianza.</text:p>
          </table:table-cell>
          <table:table-cell table:style-name="Tabla1.A1" office:value-type="string">
            <text:p text:style-name="P12">Costos de implementación y mantenimiento. </text:p>
          </table:table-cell>
        </table:table-row>
        <text:soft-page-break/>
        <table:table-row table:style-name="Tabla1.8">
          <table:table-cell table:style-name="Tabla1.A1" office:value-type="string">
            <text:p text:style-name="P11">Realidad Aumentada / Virtual (RA/RV)</text:p>
          </table:table-cell>
          <table:table-cell table:style-name="Tabla1.A1" office:value-type="string">
            <text:p text:style-name="Standard">Tecnologías que permiten experiencias inmersivas o superposición de información digital.</text:p>
          </table:table-cell>
          <table:table-cell table:style-name="Tabla1.A1" office:value-type="string">
            <text:p text:style-name="Standard">Oculus VR, AR en apps móviles, simuladores.</text:p>
          </table:table-cell>
          <table:table-cell table:style-name="Tabla1.A1" office:value-type="string">
            <text:p text:style-name="P12">Mejora la capacitación, marketing y experiencia de usuario.</text:p>
          </table:table-cell>
          <table:table-cell table:style-name="Tabla1.A1" office:value-type="string">
            <text:p text:style-name="P12">Alto costo de desarrollo; requiere hardware específico.</text:p>
          </table:table-cell>
        </table:table-row>
        <table:table-row table:style-name="Tabla1.9">
          <table:table-cell table:style-name="Tabla1.A1" office:value-type="string">
            <text:p text:style-name="P11">5G / Comunicaciones avanzadas</text:p>
          </table:table-cell>
          <table:table-cell table:style-name="Tabla1.A1" office:value-type="string">
            <text:p text:style-name="Standard">Redes de alta velocidad y baja latencia para transmisión de datos en tiempo real.</text:p>
          </table:table-cell>
          <table:table-cell table:style-name="Tabla1.A1" office:value-type="string">
            <text:p text:style-name="Standard">Redes móviles 5G, IoT en tiempo real.</text:p>
          </table:table-cell>
          <table:table-cell table:style-name="Tabla1.A1" office:value-type="string">
            <text:p text:style-name="Standard">Conexión rápida, soporte a aplicaciones intensivas en datos.</text:p>
          </table:table-cell>
          <table:table-cell table:style-name="Tabla1.A1" office:value-type="string">
            <text:p text:style-name="P12">Cobertura limitada; requiere inversión en infraestructura.</text:p>
          </table:table-cell>
        </table:table-row>
        <table:table-row table:style-name="Tabla1.10">
          <table:table-cell table:style-name="Tabla1.A1" office:value-type="string">
            <text:p text:style-name="P11">Robótica avanzada y automatización colaborativa</text:p>
          </table:table-cell>
          <table:table-cell table:style-name="Tabla1.A1" office:value-type="string">
            <text:p text:style-name="Standard">Robots o software que realizan tareas repetitivas o colaboran con humanos.</text:p>
          </table:table-cell>
          <table:table-cell table:style-name="Tabla1.A1" office:value-type="string">
            <text:p text:style-name="Standard">RPA (Robotic Process Automation), robots industriales.</text:p>
          </table:table-cell>
          <table:table-cell table:style-name="Tabla1.A1" office:value-type="string">
            <text:p text:style-name="P12">Aumenta eficiencia y reduce errores humanos.</text:p>
          </table:table-cell>
          <table:table-cell table:style-name="Tabla1.A1" office:value-type="string">
            <text:p text:style-name="P12">Costosa; requiere adaptación de procesos.</text:p>
          </table:table-cell>
        </table:table-row>
        <table:table-row table:style-name="Tabla1.11">
          <table:table-cell table:style-name="Tabla1.A1" office:value-type="string">
            <text:p text:style-name="P11">Fabricación aditiva (Impresión 3D)</text:p>
          </table:table-cell>
          <table:table-cell table:style-name="Tabla1.A1" office:value-type="string">
            <text:p text:style-name="Standard">Creación de objetos físicos capa por capa a partir de modelos digitales. </text:p>
          </table:table-cell>
          <table:table-cell table:style-name="Tabla1.A1" office:value-type="string">
            <text:p text:style-name="Standard">Impresoras 3D industriales y prototipado rápido.</text:p>
          </table:table-cell>
          <table:table-cell table:style-name="Tabla1.A1" office:value-type="string">
            <text:p text:style-name="P12">Rápido prototipado; personalización de productos.</text:p>
          </table:table-cell>
          <table:table-cell table:style-name="Tabla1.A1" office:value-type="string">
            <text:p text:style-name="P12">Costos de equipo; limitado a ciertos materiales.</text:p>
          </table:table-cell>
        </table:table-row>
        <table:table-row table:style-name="Tabla1.12">
          <table:table-cell table:style-name="Tabla1.A1" office:value-type="string">
            <text:p text:style-name="P11">Gemelos digitales (Digital Twins)</text:p>
          </table:table-cell>
          <table:table-cell table:style-name="Tabla1.A1" office:value-type="string">
            <text:p text:style-name="Standard">Réplicas virtuales de sistemas o procesos físicos para monitoreo y simulación.</text:p>
          </table:table-cell>
          <table:table-cell table:style-name="Tabla1.A1" office:value-type="string">
            <text:p text:style-name="Standard">Siemens Digital Twin, Autodesk.</text:p>
          </table:table-cell>
          <table:table-cell table:style-name="Tabla1.A1" office:value-type="string">
            <text:p text:style-name="P12">Mejora mantenimiento predictivo y optimización de procesos.</text:p>
          </table:table-cell>
          <table:table-cell table:style-name="Tabla1.A1" office:value-type="string">
            <text:p text:style-name="P12">Complejidad y costos de implementación.</text:p>
          </table:table-cell>
        </table:table-row>
        <table:table-row table:style-name="Tabla1.13">
          <table:table-cell table:style-name="Tabla1.A1" office:value-type="string">
            <text:p text:style-name="P11">Interfaces de voz y asistentes inteligentes</text:p>
          </table:table-cell>
          <table:table-cell table:style-name="Tabla1.A1" office:value-type="string">
            <text:p text:style-name="Standard">Sistemas que permiten interacción con tecnología mediante voz. </text:p>
          </table:table-cell>
          <table:table-cell table:style-name="Tabla1.A1" office:value-type="string">
            <text:p text:style-name="Standard">Alexa, Google Assistant, Siri.</text:p>
          </table:table-cell>
          <table:table-cell table:style-name="Tabla1.A1" office:value-type="string">
            <text:p text:style-name="P12">Facilita interacción y accesibilidad; mejora experiencia usuario.</text:p>
          </table:table-cell>
          <table:table-cell table:style-name="Tabla1.A1" office:value-type="string">
            <text:p text:style-name="P12">Puede requerir gran procesamiento y adaptación a idiomas/regiones.</text:p>
          </table:table-cell>
        </table:table-row>
      </table:table>
      <text:h text:style-name="Heading_20_2" text:outline-level="2">🧠 Reflexión </text:h>
      <text:p text:style-name="P13">Describe brevemente cómo estas tecnologías podrían aplicarse en conjunto dentro de la empresa ficticia, indicando cuál tendría mayor impacto y por qué.</text:p>
      <table:table table:name="Tabla2" table:style-name="Tabla2">
        <table:table-column table:style-name="Tabla2.A"/>
        <table:table-row>
          <table:table-cell table:style-name="Tabla2.A1" office:value-type="string">
            <text:p text:style-name="P14"><text:span text:style-name="T7">TODO<text:line-break/><text:line-break/></text:span><text:span text:style-name="T2">¿Qué tecnología aporta más valor a tu empresa?</text:span></text:p>
            <text:p text:style-name="P15"><text:span text:style-name="T8">La tecnología que aporta más valor a la empresa es </text:span><text:span text:style-name="Strong_20_Emphasis"><text:span text:style-name="T8">la Inteligencia Artificial (IA)</text:span></text:span><text:span text:style-name="T8">, porque permite </text:span><text:span text:style-name="Strong_20_Emphasis"><text:span text:style-name="T8">automatizar procesos, personalizar la experiencia del cliente y analizar datos para tomar decisiones estratégicas</text:span></text:span><text:span text:style-name="T8">, potenciando el uso de otras tecnologías como Big Data y Cloud Computing.</text:span></text:p>
            <text:p text:style-name="P16">¿Cuál sería la más costosa o difícil de implementar?</text:p>
            <text:p text:style-name="P17"><text:span text:style-name="T8">La tecnología más costosa o difícil de implementar sería </text:span><text:span text:style-name="Strong_20_Emphasis"><text:span text:style-name="T8">Blockchain</text:span></text:span><text:span text:style-name="T8">, porque requiere </text:span><text:span text:style-name="Strong_20_Emphasis"><text:span text:style-name="T8">infraestructura especializada, personal altamente capacitado y una integración precisa con los sistemas existentes</text:span></text:span><text:span text:style-name="T8">, además de un alto consumo de recursos y complejidad técnica.</text:span></text:p>
            <text:p text:style-name="P16">¿Qué combinación de tecnologías potenciaría la digitalización?</text:p>
            <text:p text:style-name="P17"><text:span text:style-name="T8">La combinación que potenciaría la digitalización sería </text:span><text:span text:style-name="Strong_20_Emphasis"><text:span text:style-name="T8">Inteligencia Artificial (IA) + Big Data + Cloud Computing + Ciberseguridad</text:span></text:span><text:span text:style-name="T8">, ya que permite </text:span><text:span text:style-name="Strong_20_Emphasis"><text:span text:style-name="T8">automatizar procesos, analizar datos de </text:span></text:span><text:soft-page-break/><text:span text:style-name="Strong_20_Emphasis"><text:span text:style-name="T8">manera eficiente, escalar aplicaciones y proteger la información</text:span></text:span><text:span text:style-name="T8">, logrando una transformación digital completa y segura.</text:span></text:p>
            <text:p text:style-name="P18"/>
          </table:table-cell>
        </table:table-row>
      </table:table>
      <text:p text:style-name="P13"><text:line-break/><text:line-break/><text:line-break/><text:line-break/></text:p>
      <text:h text:style-name="P19" text:outline-level="2"/>
      <text:h text:style-name="Heading_20_2" text:outline-level="2">📤 Entrega</text:h>
      <text:p text:style-name="Standard">1. <text:span text:style-name="T9">Completa</text:span> este archivo como /docs/00_THD_Identificacion.odt</text:p>
      <text:p text:style-name="Standard">2. Súbelo a tu rama correspondiente en GitHub.</text:p>
      <table:table table:name="Tabla3" table:style-name="Tabla3">
        <table:table-column table:style-name="Tabla3.A"/>
        <table:table-row table:style-name="Tabla3.1">
          <table:table-cell table:style-name="Tabla3.A1" office:value-type="string">
            <text:p text:style-name="P20">git <text:span text:style-name="T2">checkout</text:span> <text:span text:style-name="T2">-b</text:span><text:span text:style-name="T10"> </text:span><text:span text:style-name="T11">tarea/thd-identificacion</text:span></text:p>
            <text:p text:style-name="P20">git <text:span text:style-name="T2">add</text:span> docs/00_THD_Identificacion.odt</text:p>
            <text:p text:style-name="P20">git <text:span text:style-name="T2">commit -m</text:span> "Tarea A - Identificación de THD"</text:p>
            <text:p text:style-name="P20">git <text:span text:style-name="T2">push</text:span> <text:span text:style-name="T10">origin</text:span> <text:span text:style-name="T11">tarea/thd-identificacion</text:span></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ejaVu Sans" svg:font-family="'DejaVu Sans'" style:font-family-generic="system" style:font-pitch="variable"/>
    <style:font-face style:name="FreeMono" svg:font-family="Free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Liberation Serif" fo:font-size="12pt" fo:language="es" fo:country="E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weight="bold" officeooo:rsid="001fe277" officeooo:paragraph-rsid="001fe277" style:font-weight-asian="bold" style:font-weight-complex="bol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order-top="none" fo:border-bottom="0.06pt solid #000000" fo:border-left="none" fo:border-right="none" fo:padding="0.049cm" fo:background-color="transparent" draw:fill="none"/>
      </style:header-style>
      <style:footer-style>
        <style:header-footer-properties fo:min-height="0cm" fo:margin-top="0.499cm" fo:border-top="0.06pt solid #000000" fo:border-bottom="none" fo:border-left="none" fo:border-right="none" fo:padding="0.04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arlos Manuel Ruiz Garrido<text:tab/>Digitalizacion<text:tab/>10/11/2025</text:p>
      </style:header>
      <style:footer>
        <text:p text:style-name="MP2"><text:page-number text:select-page="current">5</text:page-number>/<text:page-count>5</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date>2025-11-10T12:46:59.971796000</dc:date>
    <meta:editing-duration>PT27M59S</meta:editing-duration>
    <meta:editing-cycles>7</meta:editing-cycles>
    <meta:document-statistic meta:table-count="3" meta:image-count="0" meta:object-count="0" meta:page-count="5" meta:paragraph-count="112" meta:word-count="1000" meta:character-count="7344" meta:non-whitespace-character-count="6453"/>
  </office:meta>
</office:document-meta>
</file>